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2e097" officeooo:paragraph-rsid="0013fa5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2e097" officeooo:paragraph-rsid="00148a6a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2e097" officeooo:paragraph-rsid="0012e09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13fa59" officeooo:paragraph-rsid="0013fa5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12e097" officeooo:paragraph-rsid="0012e09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2e097" officeooo:paragraph-rsid="0013fa5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3fa59" officeooo:paragraph-rsid="0013fa5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cf224" officeooo:paragraph-rsid="00148a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48a6a" officeooo:paragraph-rsid="00148a6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48a6a" officeooo:paragraph-rsid="00148a6a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3fa59" officeooo:paragraph-rsid="0013fa5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cf224" officeooo:paragraph-rsid="0013fa59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6a1f7" officeooo:paragraph-rsid="0016a1f7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8a6a" officeooo:paragraph-rsid="0012e097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style:contextual-spacing="false" fo:line-height="120%" style:writing-mode="lr-tb"/>
    </style:style>
    <style:style style:name="P17" style:family="paragraph" style:parent-style-name="Text_20_body">
      <style:paragraph-properties fo:line-height="120%" style:writing-mode="lr-tb"/>
    </style:style>
    <style:style style:name="T1" style:family="text">
      <style:text-properties officeooo:rsid="0013fa59"/>
    </style:style>
    <style:style style:name="T2" style:family="text">
      <style:text-properties officeooo:rsid="00148a6a"/>
    </style:style>
    <style:style style:name="T3" style:family="text">
      <style:text-properties officeooo:rsid="001e83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docs-internal-guid-9a4e8919-c6e0-0bce-539b-1c76482c81c3"/>1.Converting an image to grayscale and then to binary:</text:p>
      <text:p text:style-name="P15">File name: convert.cpp</text:p>
      <text:p text:style-name="P17"/>
      <text:p text:style-name="P15">STEP 1:RGB to Grayscale</text:p>
      <text:p text:style-name="P15">To convert any RGB image to binary, first it is converted to grayscale image.</text:p>
      <text:p text:style-name="P17"/>
      <text:p text:style-name="P15">Method 1:Using the formula:</text:p>
      <text:p text:style-name="P15">gray_value=(aR+bB+cG)/(a+b+c)</text:p>
      <text:p text:style-name="P15">R,B,G are RGB values and a,b,c are resective weights.</text:p>
      <text:p text:style-name="P15">a,b,c can be varied to adjust amount of R,G,B in resulting image.</text:p>
      <text:p text:style-name="P15">We simply took a=b=c=1;</text:p>
      <text:p text:style-name="P17"/>
      <text:p text:style-name="P15">Method 2:Using in built function:</text:p>
      <text:p text:style-name="P15">cvtColor(inputMatvariable, outputMatvariable, CV_RGB2GRAY)</text:p>
      <text:p text:style-name="P15">Third argument decides type of conversion:</text:p>
      <text:p text:style-name="P15">CV_RGB2GRAY: RGB to Grayscale</text:p>
      <text:p text:style-name="P15">CV_BGR2HSV: BGR to HSV</text:p>
      <text:p text:style-name="P15">CV_HSV2BGR: HSV to BGR</text:p>
      <text:p text:style-name="P15">Limitation: Weightage of R,G,B channels can not be adjusted.It is 1:1:1 here.</text:p>
      <text:p text:style-name="P16"/>
      <text:p text:style-name="P17"/>
      <text:p text:style-name="P15">STEP 2: Grayscale to Binary</text:p>
      <text:p text:style-name="P15">Decide threshold value. Then set pixels with value&lt;threshold to black and rest to white.</text:p>
      <text:p text:style-name="P17"/>
      <text:p text:style-name="P15">2.Adjusting threshold value using Trackbar:</text:p>
      <text:p text:style-name="P15">File name: trackbar.cpp</text:p>
      <text:p text:style-name="P17"/>
      <text:p text:style-name="P15">First a Trackbar is created using the function:</text:p>
      <text:p text:style-name="P15">createTrackbar(TRACKBAR_NAME,WINDOW_NAME,&amp;a,MAX)</text:p>
      <text:p text:style-name="P15">a is the value to be adjusted using trackbar(threshold here), MAX is max value of a</text:p>
      <text:p text:style-name="P17"/>
      <text:p text:style-name="P15">3.Adjusting image for given RGB range using Trackbar:</text:p>
      <text:p text:style-name="P15">File name: ColorExtractor.cpp</text:p>
      <text:p text:style-name="P17"/>
      <text:p text:style-name="P15">Constraints for RGB values are set using the 6 trackbars for R,G,B,dR,dB,dG</text:p>
      <text:p text:style-name="P15">Now pixels with RGB values between R-dR and R+dR and so on are displayed while the rest are displayed as black.</text:p>
      <text:p text:style-name="P17"/>
      <text:p text:style-name="P15">Adjusting RGB and choosing dR,dG,dB will highlight pixels with value in tolerance range of <text:soft-page-break/>the colour specified by R,G and B.</text:p>
      <text:p text:style-name="P16"/>
      <text:p text:style-name="P16"/>
      <text:p text:style-name="P17"/>
      <text:p text:style-name="P15">4.Displaying histograms for RGB channels:</text:p>
      <text:p text:style-name="P15">File name: histogram.cpp</text:p>
      <text:p text:style-name="P17"/>
      <text:p text:style-name="P15">Count number of pixels of each value of each channel and plot it v/s the values for R,G</text:p>
      <text:p text:style-name="P15">and B individually.</text:p>
      <text:p text:style-name="P17"/>
      <text:p text:style-name="P15">4.Filters:</text:p>
      <text:p text:style-name="P15">Filters are applied by multiplying each 3*3 matrix of pixels in the image with a kernel, carrying out certain mathematical operations and assigning the value to the mid pixel of 3*3 matrix from image.</text:p>
      <text:p text:style-name="P15">Different filters are defined by different kernels and operations.</text:p>
      <text:p text:style-name="P17"/>
      <text:p text:style-name="P15">1.Mean Filter:</text:p>
      <text:p text:style-name="P15">File name: meanfilter.cpp</text:p>
      <text:p text:style-name="P16"/>
      <text:p text:style-name="P16"/>
      <text:p text:style-name="P13"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4:11:47.525883961</meta:creation-date>
    <dc:date>2016-12-04T04:19:25.147168080</dc:date>
    <meta:editing-duration>PT1H47M45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2" meta:paragraph-count="38" meta:word-count="294" meta:character-count="1895" meta:non-whitespace-character-count="1639"/>
  </office:meta>
</office:document-meta>
</file>